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ala in Action</text:p>
      <text:p text:style-name="Standard"/>
      <text:p text:style-name="Standard">Scala:</text:p>
      <text:p text:style-name="Standard">runs in the JVM, scala compliler converts to byte code. </text:p>
      <text:p text:style-name="Standard">Mature languge, has been in development for 10 years. </text:p>
      <text:p text:style-name="Standard">Strong focus on backwards compatibility. </text:p>
      <text:p text:style-name="Standard">On 2.10, releasing 2.11 in a few months.</text:p>
      <text:p text:style-name="Standard">Scala is a unifier, brings together functional programming and standard java design.</text:p>
      <text:p text:style-name="Standard">Statically typed language, like java, variables have one type.</text:p>
      <text:p text:style-name="Standard">Lightweight, you don't always have to tell the compiler the type, it can usually figure it out.</text:p>
      <text:p text:style-name="Standard">Fully interoperable with java, any java library can be used in scala, can have mixed projects. Can add scala to existing java projects.</text:p>
      <text:p text:style-name="Standard"/>
      <text:p text:style-name="Standard">Eclipse scala plugin lets you create worksheets, which is basically a command line that lets you type scala code and see how it is interpreted.</text:p>
      <text:p text:style-name="Standard"/>
      <text:p text:style-name="Standard">In the class definition you can add parameters which are used in the default constructor function </text:p>
      <text:p text:style-name="Standard">if you add the val keyword to the paramers it creates getters and setters automatically for you.</text:p>
      <text:p text:style-name="Standard">Type inference lets you say val asMinutes = hours * 60 + minutes and the compiler knows that asMinutes is an int</text:p>
      <text:p text:style-name="Standard">in scala everything is an expression so you don't need to use the return statement, also for one line methods you don't need the {} characters</text:p>
      <text:p text:style-name="Standard">The last line is always the line returned. </text:p>
      <text:p text:style-name="Standard"/>
      <text:p text:style-name="Standard">In scala everything is an object. Everything is a class, there aren't primitives, the Int class is compiled down to int</text:p>
      <text:p text:style-name="Standard"/>
      <text:p text:style-name="Standard">case class: meant as a value object, automatically promotes parameters to fields. Also makes it so you don't have to use the new keyword when creating objects from the class.</text:p>
      <text:p text:style-name="Standard"/>
      <text:p text:style-name="Standard">there are no operators in scala, they are all methods, so time1 == time2 calls the == or equals method on the object.</text:p>
      <text:p text:style-name="Standard"/>
      <text:p text:style-name="Standard">You can add default values to any parameter</text:p>
      <text:p text:style-name="Standard">Time(5) defaults to 5 hours and 0 minutes</text:p>
      <text:p text:style-name="Standard">Time(, 30) defaults to 0 hours and 30 mintues</text:p>
      <text:p text:style-name="Standard">or Time(minutes = 30) defaults to 0 hours and 30 minutes</text:p>
      <text:p text:style-name="Standard">can also do Time(minutes = 4, hours = 1) order doesn't matter anymore.</text:p>
      <text:p text:style-name="Standard"/>
      <text:p text:style-name="Standard">There are access modifiers, default is public, private val someVal makes it a private </text:p>
      <text:p text:style-name="Standard"/>
      <text:p text:style-name="Standard">You can mix java and scala, just use the java as you normally would</text:p>
      <text:p text:style-name="Standard">val jtime = new JavaTime(10, 40)</text:p>
      <text:p text:style-name="Standard">jtime.getHours <text:s text:c="2"/>//returns 10</text:p>
      <text:p text:style-name="Standard"/>
      <text:p text:style-name="Standard">You can do lazy evaluation on collections in scala, you can also turn any collection into a parallell collection</text:p>
      <text:p text:style-name="Standard"/>
      <text:p text:style-name="Standard">val numbers = List(1,2,3) //infers it's a list of Int</text:p>
      <text:p text:style-name="Standard">numbers.size //returns 3</text:p>
      <text:p text:style-name="Standard">numbers.head //returns 1</text:p>
      <text:p text:style-name="Standard">numbers.take 3 //returns 1,2,3</text:p>
      <text:p text:style-name="Standard"><text:soft-page-break/>numbers.drop(2) //removes 2,3</text:p>
      <text:p text:style-name="Standard"/>
      <text:p text:style-name="Standard">numbers.map(x =&gt; x+1) //adds one to each list element</text:p>
      <text:p text:style-name="Standard"/>
      <text:p text:style-name="Standard">since numbers was declared val numbers, numbers is immutable which means we can't assign a new object to the numbers variable. So numbers = List(1) won't work. But we can still change the values stored in the list like we did with the map function.</text:p>
      <text:p text:style-name="Standard"/>
      <text:p text:style-name="Standard">Functions don't have to have a type defined, they can return multiple types.</text:p>
      <text:p text:style-name="Standard"/>
      <text:p text:style-name="Standard">You don't have to use the dot notation for anything. </text:p>
      <text:p text:style-name="Standard">Val nubmers = List(1,2,3,4)</text:p>
      <text:p text:style-name="Standard">numbers map (n=&gt;n+1) filter (n=&gt;n%2==0)</text:p>
      <text:p text:style-name="Standard">The above iterates through the collection twice, we could convert to a stream and it would only iterate once and do everything lazily.</text:p>
      <text:p text:style-name="Standard">Numbers.toStream map (n=&gt;n+1) filter (n=&gt;n%2==0)</text:p>
      <text:p text:style-name="Standard"/>
      <text:p text:style-name="Standard">general purpose language, can do anything java can do.</text:p>
      <text:p text:style-name="Standard">Very good for concurency</text:p>
      <text:p text:style-name="Standard"/>
      <text:p text:style-name="Standard">You can hot load scala like you can in java with soemthing like jrebel</text:p>
      <text:p text:style-name="Standard"/>
      <text:p text:style-name="Standard">Code: github.com/hseeberger/scala-in-action</text:p>
      <text:p text:style-name="Standard">blog: blog.heikoseeberger.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17S</meta:editing-duration>
    <meta:editing-cycles>33</meta:editing-cycles>
    <meta:generator>OpenOffice.org/3.4.1$Win32 OpenOffice.org_project/341m1$Build-9593</meta:generator>
    <dc:date>2013-09-23T09:29:28.28</dc:date>
    <meta:document-statistic meta:table-count="0" meta:image-count="0" meta:object-count="0" meta:page-count="2" meta:paragraph-count="47" meta:word-count="558" meta:character-count="3272"/>
    <meta:user-defined meta:name="Info 1"/>
    <meta:user-defined meta:name="Info 2"/>
    <meta:user-defined meta:name="Info 3"/>
    <meta:user-defined meta:name="Info 4"/>
  </office:meta>
</office:document-meta>
</file>